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RODRIGUEZ REYMUNDO JAVIER VICENTE</text:p>
      <text:p text:style-name="P12">CANT. TOTAL DE CAJAS: 9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COBB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2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RODRIGUEZ REYMUNDO JAVIER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57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